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d2a97" officeooo:paragraph-rsid="000d2a97"/>
    </style:style>
    <style:style style:name="P2" style:family="paragraph" style:parent-style-name="Text_20_body" style:list-style-name="Numbering_20_123">
      <style:text-properties officeooo:rsid="0006bb6e" officeooo:paragraph-rsid="000f1fe1"/>
    </style:style>
    <style:style style:name="P3" style:family="paragraph" style:parent-style-name="Text_20_body" style:list-style-name="Numbering_20_abc">
      <style:text-properties officeooo:rsid="0006bb6e" officeooo:paragraph-rsid="0006bb6e"/>
    </style:style>
    <style:style style:name="P4" style:family="paragraph" style:parent-style-name="Text_20_body" style:list-style-name="Numbering_20_123">
      <style:text-properties officeooo:rsid="00095154" officeooo:paragraph-rsid="00095154"/>
    </style:style>
    <style:style style:name="P5" style:family="paragraph" style:parent-style-name="Text_20_body" style:list-style-name="Numbering_20_abc">
      <style:text-properties officeooo:rsid="00095154" officeooo:paragraph-rsid="00095154"/>
    </style:style>
    <style:style style:name="P6" style:family="paragraph" style:parent-style-name="Text_20_body" style:list-style-name="Numbering_20_abc">
      <style:text-properties officeooo:paragraph-rsid="0006bb6e"/>
    </style:style>
    <style:style style:name="P7" style:family="paragraph" style:parent-style-name="Text_20_body" style:list-style-name="Numbering_20_abc">
      <style:text-properties fo:font-weight="normal" officeooo:rsid="0007dce7" officeooo:paragraph-rsid="0007dce7" style:font-weight-asian="normal" style:font-weight-complex="normal"/>
    </style:style>
    <style:style style:name="P8" style:family="paragraph" style:parent-style-name="Text_20_body" style:list-style-name="Numbering_20_abc">
      <style:text-properties fo:font-weight="normal" officeooo:rsid="00095154" officeooo:paragraph-rsid="00095154" style:font-weight-asian="normal" style:font-weight-complex="normal"/>
    </style:style>
    <style:style style:name="P9" style:family="paragraph" style:parent-style-name="Text_20_body" style:list-style-name="Numbering_20_abc">
      <style:text-properties fo:font-weight="normal" officeooo:rsid="0009b5c9" officeooo:paragraph-rsid="0009b5c9" style:font-weight-asian="normal" style:font-weight-complex="normal"/>
    </style:style>
    <style:style style:name="P10" style:family="paragraph" style:parent-style-name="Text_20_body" style:list-style-name="Numbering_20_abc">
      <style:text-properties officeooo:rsid="000adcec" officeooo:paragraph-rsid="000adcec"/>
    </style:style>
    <style:style style:name="P11" style:family="paragraph" style:parent-style-name="Text_20_body" style:list-style-name="Numbering_20_abc">
      <style:text-properties officeooo:rsid="000baa40" officeooo:paragraph-rsid="000baa40"/>
    </style:style>
    <style:style style:name="P12" style:family="paragraph" style:parent-style-name="Text_20_body" style:list-style-name="Numbering_20_123">
      <style:text-properties officeooo:rsid="00149372" officeooo:paragraph-rsid="00149372"/>
    </style:style>
    <style:style style:name="P13" style:family="paragraph" style:parent-style-name="Text_20_body" style:list-style-name="Numbering_20_123">
      <style:text-properties officeooo:rsid="000d2a97" officeooo:paragraph-rsid="000d2a97"/>
    </style:style>
    <style:style style:name="P14" style:family="paragraph" style:parent-style-name="Text_20_body" style:list-style-name="Numbering_20_123">
      <style:text-properties officeooo:rsid="000f1fe1" officeooo:paragraph-rsid="000f1fe1"/>
    </style:style>
    <style:style style:name="P15" style:family="paragraph" style:parent-style-name="Text_20_body" style:list-style-name="Numbering_20_abc">
      <style:text-properties officeooo:rsid="000f1fe1" officeooo:paragraph-rsid="000f1fe1"/>
    </style:style>
    <style:style style:name="P16" style:family="paragraph" style:parent-style-name="Text_20_body" style:list-style-name="Numbering_20_abc">
      <style:text-properties officeooo:rsid="001077b9" officeooo:paragraph-rsid="001077b9"/>
    </style:style>
    <style:style style:name="P17" style:family="paragraph" style:parent-style-name="Text_20_body" style:list-style-name="Numbering_20_123">
      <style:text-properties officeooo:rsid="0014fb1b" officeooo:paragraph-rsid="0014fb1b"/>
    </style:style>
    <style:style style:name="P18" style:family="paragraph" style:parent-style-name="Text_20_body" style:list-style-name="Numbering_20_123">
      <style:text-properties officeooo:rsid="0011e747" officeooo:paragraph-rsid="0011e747"/>
    </style:style>
    <style:style style:name="P19" style:family="paragraph" style:parent-style-name="Text_20_body" style:list-style-name="Numbering_20_abc">
      <style:text-properties officeooo:rsid="0011e747" officeooo:paragraph-rsid="0011e747"/>
    </style:style>
    <style:style style:name="P20" style:family="paragraph" style:parent-style-name="Text_20_body" style:list-style-name="Numbering_20_abc">
      <style:text-properties officeooo:rsid="001293d5" officeooo:paragraph-rsid="001293d5"/>
    </style:style>
    <style:style style:name="P21" style:family="paragraph" style:parent-style-name="Text_20_body" style:list-style-name="Numbering_20_123">
      <style:text-properties officeooo:rsid="0015e67f" officeooo:paragraph-rsid="0015effa"/>
    </style:style>
    <style:style style:name="P22" style:family="paragraph" style:parent-style-name="Text_20_body" style:list-style-name="Numbering_20_abc">
      <style:text-properties officeooo:rsid="0015e67f" officeooo:paragraph-rsid="0015effa"/>
    </style:style>
    <style:style style:name="P23" style:family="paragraph" style:parent-style-name="Text_20_body" style:list-style-name="Numbering_20_abc">
      <style:paragraph-properties>
        <style:tab-stops>
          <style:tab-stop style:position="10.398cm"/>
        </style:tab-stops>
      </style:paragraph-properties>
      <style:text-properties officeooo:rsid="0016fb1e" officeooo:paragraph-rsid="0016fb1e"/>
    </style:style>
    <style:style style:name="P24" style:family="paragraph" style:parent-style-name="Text_20_body" style:list-style-name="Numbering_20_123">
      <style:text-properties officeooo:rsid="0017b0bf" officeooo:paragraph-rsid="0017b0bf"/>
    </style:style>
    <style:style style:name="P25" style:family="paragraph" style:parent-style-name="Text_20_body" style:list-style-name="Numbering_20_abc">
      <style:text-properties officeooo:rsid="001cdd3e" officeooo:paragraph-rsid="001cdd3e"/>
    </style:style>
    <style:style style:name="P26" style:family="paragraph" style:parent-style-name="Heading_20_1">
      <style:text-properties officeooo:rsid="00052ff8" officeooo:paragraph-rsid="00052ff8"/>
    </style:style>
    <style:style style:name="P27" style:family="paragraph" style:parent-style-name="Heading_20_1">
      <style:text-properties officeooo:rsid="000f1fe1" officeooo:paragraph-rsid="000f1fe1"/>
    </style:style>
    <style:style style:name="T1" style:family="text">
      <style:text-properties officeooo:rsid="0006bb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bb6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bb6e" style:font-weight-asian="normal" style:font-weight-complex="normal"/>
    </style:style>
    <style:style style:name="T6" style:family="text">
      <style:text-properties fo:font-weight="normal" officeooo:rsid="0007dce7" style:font-weight-asian="normal" style:font-weight-complex="normal"/>
    </style:style>
    <style:style style:name="T7" style:family="text">
      <style:text-properties fo:font-weight="normal" officeooo:rsid="00095154" style:font-weight-asian="normal" style:font-weight-complex="normal"/>
    </style:style>
    <style:style style:name="T8" style:family="text">
      <style:text-properties fo:font-weight="normal" officeooo:rsid="0009b5c9" style:font-weight-asian="normal" style:font-weight-complex="normal"/>
    </style:style>
    <style:style style:name="T9" style:family="text">
      <style:text-properties fo:font-weight="normal" officeooo:rsid="000baa40" style:font-weight-asian="normal" style:font-weight-complex="normal"/>
    </style:style>
    <style:style style:name="T10" style:family="text">
      <style:text-properties fo:font-weight="normal" officeooo:rsid="000c0158" style:font-weight-asian="normal" style:font-weight-complex="normal"/>
    </style:style>
    <style:style style:name="T11" style:family="text">
      <style:text-properties fo:font-weight="normal" officeooo:rsid="0014fb1b" style:font-weight-asian="normal" style:font-weight-complex="normal"/>
    </style:style>
    <style:style style:name="T12" style:family="text">
      <style:text-properties officeooo:rsid="001293d5"/>
    </style:style>
    <style:style style:name="T13" style:family="text">
      <style:text-properties officeooo:rsid="001cdd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Add an new aspect to gnat</text:h>
      <text:p text:style-name="P1">See the comments in Aspects.ads</text:p>
      <text:list xml:id="list2251574326" text:style-name="Numbering_20_123">
        <text:list-item>
          <text:p text:style-name="P2">Add new name for the aspect in snames.ads-tmpl <text:line-break/>This should be of the form Name_&lt;aspect_identifier&gt;. <text:s/>The names are subgroups relating to the sort of the name, each subgroup in alphabetical order.</text:p>
        </text:list-item>
        <text:list-item>
          <text:p text:style-name="P4">Add a new aspect name to aspects.ads</text:p>
        </text:list-item>
      </text:list>
      <text:list xml:id="list3103153374" text:style-name="Numbering_20_abc">
        <text:list-item>
          <text:p text:style-name="P6"><text:span text:style-name="T1">In the type definition </text:span><text:span text:style-name="T3">type</text:span><text:span text:style-name="T1"> Aspect_Id </text:span><text:span text:style-name="T3">is … </text:span><text:span text:style-name="T5">add an enumeration literal to represent the new aspect </text:span><text:span text:style-name="T7">name. <text:s/>This should be of the form </text:span><text:span text:style-name="T8">Aspect_&lt;aspect_identifier&gt;</text:span><text:span text:style-name="T7"> </text:span><text:span text:style-name="T5"><text:s/>e.g., Aspect_Own. <text:s/></text:span><text:span text:style-name="T6">In general the aspect names are listed alphabetically, but caution, there subgroups for aspects which correspond to library unit pragmas and Boolean pragmas.</text:span></text:p>
        </text:list-item>
        <text:list-item>
          <text:p text:style-name="P3"><text:span text:style-name="T4">If </text:span><text:span text:style-name="T6">the new aspect </text:span><text:span text:style-name="T4">is a class wide aspect add it to the array Class_Aspect_OK.</text:span></text:p>
        </text:list-item>
        <text:list-item>
          <text:p text:style-name="P7">If the new aspect is implementation defined, which it almost certainly will be, add it to the array Implementation_Defined_Aspect.</text:p>
        </text:list-item>
        <text:list-item>
          <text:p text:style-name="P7">If multiple occurrences of the new aspect is allowed in a single aspect specification, add it to the array <text:s/>No_Duplicates_Allowed with it’s value set to false.</text:p>
        </text:list-item>
        <text:list-item>
          <text:p text:style-name="P8">Check that if the new aspect corresponds to a library unit pragma, probably unlikely, that it is included in the subtype Library_Unit_Aspects.</text:p>
        </text:list-item>
        <text:list-item>
          <text:p text:style-name="P8">If the new aspect has an optional static boolean parameter, check that it is the subtype Boolean_Aspects.</text:p>
        </text:list-item>
        <text:list-item>
          <text:p text:style-name="P8">Define the form of allowed expressions for the new aspect in the array Aspect_Argument.</text:p>
        </text:list-item>
        <text:list-item>
          <text:p text:style-name="P5"><text:span text:style-name="T4">Add the new </text:span><text:span text:style-name="T8">aspect name to the array Aspect_Names to link the aspect name to the name defined in snames.ads-tmpl in step 1 above.</text:span></text:p>
        </text:list-item>
        <text:list-item>
          <text:p text:style-name="P9">Add the new aspect to the array Aspect_Delay, in one of the subgroups representing Always_Delay (for forward referencing), Never_Delay, or (unlikely) Rep_Aspect.</text:p>
        </text:list-item>
        <text:list-item>
          <text:p text:style-name="P10"><text:span text:style-name="T4">If the new aspect is to be allowed on a body stub, then add </text:span><text:span text:style-name="T9">it to the array Aspect_On_Body_Or_Stub_OK with its value set to True.</text:span></text:p>
        </text:list-item>
        <text:list-item>
          <text:p text:style-name="P11"><text:span text:style-name="T4">If the new aspect is to apply to </text:span><text:span text:style-name="T10">the anonymous object of a single protected declaration or a single task declaration (neither allowed in SPARK-Classic) then add it to the array Aspect_On_Anonymous_Object_OK with its value set to True.</text:span></text:p>
        </text:list-item>
      </text:list>
      <text:list xml:id="list175050441403734" text:continue-list="list2251574326" text:style-name="Numbering_20_123">
        <text:list-item>
          <text:p text:style-name="P12"><text:span text:style-name="T10">I</text:span><text:span text:style-name="T4">n file aspects.adb add the new aspect_id to the array Canonical_Aspect.</text:span></text:p>
        </text:list-item>
        <text:list-item>
          <text:p text:style-name="P13"><text:span text:style-name="T10">N</text:span><text:span text:style-name="T4">ew aspects should have an equivalent pragma. <text:s/>See section on adding a new pragma below. <text:s/>Generally aspects are transformed into ther equivalent pragma in Sem_Ch13.Analyze_Aspect_Specifications, and then the actual analysis is done in Sem_Prag.Analyze_Pragma.</text:span></text:p>
        </text:list-item>
        <text:list-item>
          <text:p text:style-name="P13"><text:soft-page-break/><text:span text:style-name="T4">Add the code to analyze (or transform the new aspect to a pragma) to Sem_Ch13.Analyze_Aspect. <text:s/></text:span><text:span text:style-name="T11">Additions to two case statements based on the pragma_id are required.</text:span></text:p>
        </text:list-item>
      </text:list>
      <text:h text:style-name="P27" text:outline-level="1">Add a new pragma to gnat</text:h>
      <text:list xml:id="list175051273643536" text:continue-list="list175050441403734" text:style-name="Numbering_20_123">
        <text:list-item text:start-value="1">
          <text:p text:style-name="P14">In the file snames.ads-tmpl</text:p>
        </text:list-item>
      </text:list>
      <text:list xml:id="list175050261367388" text:continue-list="list3103153374" text:style-name="Numbering_20_abc">
        <text:list-item text:start-value="1">
          <text:p text:style-name="P15">If a name for the pragma has not been already added (see Add a new aspect to gnat (1)) then add new name for the pragma in snames.ads-tmpl <text:line-break/>This should be of the form Name_&lt;pragma_identifier&gt;. The names are subgroups relating to the sort of the name, each subgroup in alphabetical order.</text:p>
        </text:list-item>
        <text:list-item>
          <text:p text:style-name="P16">Add a new pragma identifier to the enumeration type Pragma_Id of the form Pragma_&lt;pragma_identifer&gt;, e.g., Pragma_Own. <text:s/>Again the pragma_id’s are subgrouped and then alphabetically ordered.</text:p>
          <text:p text:style-name="P25"><text:span text:style-name="T2">IMPORTANT</text:span>: A new pragma id must be in the same position in the list of enumerations as it is in the list of names described above. </text:p>
        </text:list-item>
      </text:list>
      <text:list xml:id="list175050648520880" text:continue-list="list175051273643536" text:style-name="Numbering_20_123">
        <text:list-item>
          <text:p text:style-name="P17">In the file par-prag.adb add the new pragma_id to the case statement determining if the pragma requires special syntax checking.</text:p>
        </text:list-item>
        <text:list-item>
          <text:p text:style-name="P18">In file sem_prag.ads</text:p>
        </text:list-item>
      </text:list>
      <text:list xml:id="list175050965686970" text:continue-list="list175050261367388" text:style-name="Numbering_20_abc">
        <text:list-item text:start-value="1">
          <text:p text:style-name="P19">If the new pragma emulates an aspect, add the pragma_id of the new pragma_id to the array Aspect_Specifying_Pragma and set its value to True.</text:p>
        </text:list-item>
        <text:list-item>
          <text:p text:style-name="P19">If the new pragma acts as an assertion, add the pragma_id of the new pragma to the array Assertion_Expression_Pragma and set its value to True.</text:p>
        </text:list-item>
        <text:list-item>
          <text:p text:style-name="P19">If the new pragma <text:span text:style-name="T12">is to be added to the anonymous object of a single protected or task type (neither of these are allowed in SPARK-Classic), a</text:span>dd the new pragma_id to the array Pragma_On_Anonymous_Object_OK <text:span text:style-name="T12">and set its value to True.</text:span></text:p>
        </text:list-item>
        <text:list-item>
          <text:p text:style-name="P20">If the new pragma may be applied to a body stub, add the new pragma_id to the array Pragma_On_Body_Or_Stub_OK and set its value to True.</text:p>
        </text:list-item>
      </text:list>
      <text:list xml:id="list175051078361899" text:continue-list="list175050648520880" text:style-name="Numbering_20_123">
        <text:list-item>
          <text:p text:style-name="P21">In the file sem_prag.adb</text:p>
        </text:list-item>
      </text:list>
      <text:list xml:id="list175051991731489" text:continue-list="list175050965686970" text:style-name="Numbering_20_abc">
        <text:list-item text:start-value="1">
          <text:p text:style-name="P22">add the new pragma_id to the array Sig_Flags to indicate the relevance of a parameter of the new pragma in warnings about unreferenced entities.</text:p>
        </text:list-item>
        <text:list-item>
          <text:p text:style-name="P23">In the subprogram Analyze_Pragma, the new pragma_id has to be added to the case statement controlled by Prag_Id. <text:s/>In the case for the new pragma_id the semantics of the new pragma <text:span text:style-name="T13">may need to</text:span> be processed.</text:p>
        </text:list-item>
      </text:list>
      <text:list xml:id="list175050565834889" text:continue-list="list175051078361899" text:style-name="Numbering_20_123">
        <text:list-item>
          <text:p text:style-name="P24">In the file contracts.adb it may be necessary to add the name of the new pragma to the context where it may occ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65cm" fo:text-indent="-0.7cm" fo:margin-left="1.96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665cm" fo:text-indent="-0.7cm" fo:margin-left="2.66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366cm" fo:text-indent="-0.7cm" fo:margin-left="3.366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066cm" fo:text-indent="-0.7cm" fo:margin-left="4.066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766cm" fo:text-indent="-0.7cm" fo:margin-left="4.766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466cm" fo:text-indent="-0.7cm" fo:margin-left="5.46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167cm" fo:text-indent="-0.7cm" fo:margin-left="6.167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867cm" fo:text-indent="-0.7cm" fo:margin-left="6.867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567cm" fo:text-indent="-0.7cm" fo:margin-left="7.567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267cm" fo:text-indent="-0.7cm" fo:margin-left="8.26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09:19:24.114409174</meta:creation-date>
    <dc:date>2021-11-19T17:50:49.779745025</dc:date>
    <meta:editing-duration>PT26M13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33" meta:word-count="757" meta:character-count="4475" meta:non-whitespace-character-count="3767"/>
  </office:meta>
</office:document-meta>
</file>